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top" draw:auto-grow-height="false" fo:min-height="0.289cm" fo:min-width="4.484cm" fo:padding-top="0.142cm" fo:padding-bottom="0.142cm" fo:padding-left="0.267cm" fo:padding-right="0.267cm" draw:shadow="hidden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top" draw:auto-grow-height="false" fo:min-height="1.655cm" fo:min-width="4.58cm" fo:padding-top="0.142cm" fo:padding-bottom="0.142cm" fo:padding-left="0.267cm" fo:padding-right="0.267cm" draw:shadow="hidden"/>
      <style:paragraph-properties style:writing-mode="lr-tb"/>
    </style:style>
    <style:style style:name="gr3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621cm" fo:min-width="4.546cm" fo:padding-top="0.142cm" fo:padding-bottom="0.142cm" fo:padding-left="0.267cm" fo:padding-right="0.267cm" draw:shadow="hidden"/>
    </style:style>
    <style:style style:name="gr4" style:family="graphic" style:parent-style-name="standard" style:list-style-name="L1">
      <style:graphic-properties svg:stroke-width="0.035cm" draw:marker-start-width="0.252cm" draw:marker-end-width="0.252cm" draw:fill="none" draw:textarea-horizontal-align="justify" draw:textarea-vertical-align="top" draw:auto-grow-height="false" fo:min-height="0.289cm" fo:min-width="4.484cm" fo:padding-top="0.142cm" fo:padding-bottom="0.142cm" fo:padding-left="0.267cm" fo:padding-right="0.267cm" draw:shadow="hidden"/>
      <style:paragraph-properties style:writing-mode="lr-tb"/>
    </style:style>
    <style:style style:name="gr5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621cm" fo:min-width="4.546cm" fo:padding-top="0.142cm" fo:padding-bottom="0.142cm" fo:padding-left="0.267cm" fo:padding-right="0.267cm" draw:shadow="hidden"/>
      <style:paragraph-properties style:writing-mode="lr-tb"/>
    </style:style>
    <style:style style:name="gr6" style:family="graphic" style:parent-style-name="standard" style:list-style-name="L1">
      <style:graphic-properties svg:stroke-width="0.035cm" draw:marker-start-width="0.252cm" draw:marker-end-width="0.252cm" draw:fill="none" draw:textarea-horizontal-align="justify" draw:textarea-vertical-align="top" draw:auto-grow-height="false" fo:min-height="0.289cm" fo:min-width="4.484cm" fo:padding-top="0.142cm" fo:padding-bottom="0.142cm" fo:padding-left="0.267cm" fo:padding-right="0.267cm" draw:shadow="hidden"/>
      <style:paragraph-properties style:writing-mode="lr-tb"/>
    </style:style>
    <style:style style:name="gr7" style:family="graphic" style:parent-style-name="standard" style:list-style-name="L1">
      <style:graphic-properties svg:stroke-width="0.035cm" draw:marker-start-width="0.252cm" draw:marker-end-width="0.252cm" draw:fill="none" draw:textarea-horizontal-align="justify" draw:textarea-vertical-align="top" draw:auto-grow-height="false" fo:min-height="0.289cm" fo:min-width="4.484cm" fo:padding-top="0.142cm" fo:padding-bottom="0.142cm" fo:padding-left="0.267cm" fo:padding-right="0.267cm" draw:shadow="hidden"/>
      <style:paragraph-properties style:writing-mode="lr-tb"/>
    </style:style>
    <style:style style:name="gr8" style:family="graphic" style:parent-style-name="standard" style:list-style-name="L1">
      <style:graphic-properties svg:stroke-width="0.035cm" draw:marker-start-width="0.252cm" draw:marker-end-width="0.252cm" draw:fill="none" draw:textarea-horizontal-align="justify" draw:textarea-vertical-align="top" draw:auto-grow-height="false" fo:min-height="0.289cm" fo:min-width="4.484cm" fo:padding-top="0.142cm" fo:padding-bottom="0.142cm" fo:padding-left="0.267cm" fo:padding-right="0.267cm" draw:shadow="hidden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 draw:shadow="hidden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none" svg:stroke-color="#000000" draw:fill="none" draw:fill-color="#ffffff" fo:min-height="0.712cm" draw:shadow="hidden"/>
      <style:paragraph-properties style:writing-mode="lr-tb"/>
    </style:style>
    <style:style style:name="co1" style:family="table-column">
      <style:table-column-properties style:column-width="2.238cm" style:use-optimal-column-width="false"/>
    </style:style>
    <style:style style:name="co2" style:family="table-column">
      <style:table-column-properties style:column-width="2.103cm" style:use-optimal-column-width="false"/>
    </style:style>
    <style:style style:name="co3" style:family="table-column">
      <style:table-column-properties style:column-width="0.745cm" style:use-optimal-column-width="false"/>
    </style:style>
    <style:style style:name="co4" style:family="table-column">
      <style:table-column-properties style:column-width="1.366cm" style:use-optimal-column-width="false"/>
    </style:style>
    <style:style style:name="co5" style:family="table-column">
      <style:table-column-properties style:column-width="1.722cm" style:use-optimal-column-width="false"/>
    </style:style>
    <style:style style:name="ro1" style:family="table-row">
      <style:table-row-properties style:row-height="0.477cm" style:use-optimal-row-height="false"/>
    </style:style>
    <style:style style:name="ro2" style:family="table-row">
      <style:table-row-properties style:row-height="0.401cm" style:use-optimal-row-height="false"/>
    </style:style>
    <style:style style:name="ro3" style:family="table-row">
      <style:table-row-properties style:row-height="0.435cm" style:use-optimal-row-height="false"/>
    </style:style>
    <style:style style:name="ce1" style:family="table-cell">
      <style:text-properties fo:font-size="5.40000009536743pt" style:font-size-asian="5.40000009536743pt" style:font-size-complex="5.40000009536743pt"/>
    </style:style>
    <style:style style:name="ce2" style:family="table-cell">
      <style:paragraph-properties fo:text-align="center"/>
      <style:text-properties fo:font-size="3.59999990463257pt" style:font-size-asian="3.59999990463257pt" style:font-size-complex="3.59999990463257pt"/>
    </style:style>
    <style:style style:name="ce3" style:family="table-cell">
      <style:paragraph-properties fo:margin-left="0cm" fo:margin-right="0cm" fo:text-align="center" fo:text-indent="0cm"/>
      <style:text-properties fo:font-size="3.59999990463257pt" style:font-size-asian="3.59999990463257pt" style:font-size-complex="3.59999990463257pt"/>
    </style:style>
    <style:style style:name="ce4" style:family="table-cell">
      <style:paragraph-properties fo:text-align="center"/>
      <style:text-properties fo:font-size="4.40000009536743pt" style:font-size-asian="4.40000009536743pt" style:font-size-complex="4.40000009536743pt"/>
    </style:style>
    <style:style style:name="P1" style:family="paragraph">
      <style:paragraph-properties fo:text-align="center" style:writing-mode="lr-tb"/>
      <style:text-properties fo:font-size="5pt" fo:font-weight="bold" style:font-size-asian="5pt" style:font-weight-asian="bold" style:font-size-complex="5pt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font-size="5pt" fo:font-weight="bold" style:font-size-asian="5pt" style:font-weight-asian="bold" style:font-size-complex="5pt" style:font-weight-complex="bold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pt" fo:font-weight="bold" style:font-size-asian="5pt" style:font-weight-asian="bold" style:font-size-complex="5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5pt" fo:font-weight="bold" style:font-size-asian="5pt" style:font-weight-asian="bold" style:font-size-complex="5pt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margin-top="0cm" fo:margin-bottom="0cm" fo:text-align="start" style:writing-mode="lr-tb"/>
    </style:style>
    <style:style style:name="P10" style:family="paragraph">
      <loext:graphic-properties draw:fill-color="#ffffff"/>
      <style:paragraph-properties fo:text-align="start" style:writing-mode="lr-tb"/>
    </style:style>
    <style:style style:name="P11" style:family="paragraph">
      <style:text-properties fo:font-size="5.40000009536743pt" style:font-size-asian="5.40000009536743pt" style:font-size-complex="5.40000009536743pt"/>
    </style:style>
    <style:style style:name="P12" style:family="paragraph">
      <style:text-properties style:font-size-asian="5.40000009536743pt" style:font-size-complex="5.40000009536743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3.59999990463257pt" style:font-size-asian="3.59999990463257pt" style:font-size-complex="3.59999990463257pt"/>
    </style:style>
    <style:style style:name="P16" style:family="paragraph">
      <style:paragraph-properties fo:margin-left="0cm" fo:margin-right="0cm" fo:text-align="center" fo:text-indent="0cm"/>
      <style:text-properties fo:font-size="3.59999990463257pt" style:font-size-asian="3.59999990463257pt" style:font-size-complex="3.59999990463257pt"/>
    </style:style>
    <style:style style:name="P17" style:family="paragraph">
      <style:paragraph-properties fo:text-align="center"/>
      <style:text-properties style:font-size-asian="4.40000009536743pt" style:font-size-complex="4.40000009536743pt"/>
    </style:style>
    <style:style style:name="P18" style:family="paragraph">
      <style:paragraph-properties fo:text-align="center"/>
      <style:text-properties fo:font-size="4.40000009536743pt" style:font-size-asian="4.40000009536743pt" style:font-size-complex="4.40000009536743pt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5.40000009536743pt" style:font-size-asian="5.40000009536743pt" style:font-size-complex="5.40000009536743pt"/>
    </style:style>
    <style:style style:name="T7" style:family="text">
      <style:text-properties fo:font-size="3.59999990463257pt" style:font-size-asian="3.59999990463257pt" style:font-size-complex="3.59999990463257pt"/>
    </style:style>
    <style:style style:name="T8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0.635cm" svg:x="2.143cm" svg:y="1.127cm">
          <text:p text:style-name="P1"><text:span text:style-name="T1">Set features and values for </text:span><text:span text:style-name="T1">sce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1.905cm" svg:x="2.143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08cm" svg:height="0.635cm" svg:x="7.477cm" svg:y="1.127cm">
          <text:p text:style-name="P4"><text:span text:style-name="T1">Randomly generate sce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08cm" svg:height="1.905cm" svg:x="7.47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08cm" svg:height="0.635cm" svg:x="12.811cm" svg:y="1.127cm">
          <text:p text:style-name="P4"><text:span text:style-name="T1">Pick ground-truth sce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5.08cm" svg:height="1.905cm" svg:x="12.811cm" svg:y="1.635cm">
          <text:p text:style-name="P7"><text:span text:style-name="T2">Scenarios that will be shown to every worker</text:span></text:p>
          <text:p text:style-name="P8"><text:span text:style-name="T3"/></text:p>
          <text:p text:style-name="P8"><text:span text:style-name="T3">Example criteria:</text:span></text:p>
          <text:p text:style-name="P8"><text:span text:style-name="T4">- Contains diverse feature values</text:span></text:p>
          <text:p text:style-name="P8"><text:span text:style-name="T4">- Contains options that are hard to choose f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" draw:id="id2" draw:layer="layout" svg:width="5.08cm" svg:height="0.635cm" svg:x="2.143cm" svg:y="4.81cm">
          <text:p text:style-name="P4"><text:span text:style-name="T1">Worker answers ground-truth sce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8cm" svg:height="1.905cm" svg:x="2.143cm" svg:y="5.318cm">
          <text:p text:style-name="P7"><text:span text:style-name="T5">The ground truth scenarios allow </text:span></text:p>
          <text:p text:style-name="P7"><text:span text:style-name="T5">us to test our models on both </text:span></text:p>
          <text:p text:style-name="P7"><text:span text:style-name="T5">population and individual 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5.08cm" svg:height="0.635cm" svg:x="7.477cm" svg:y="4.81cm">
          <text:p text:style-name="P4"><text:span text:style-name="T1">Worker answers generated sce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8cm" svg:height="1.905cm" svg:x="7.477cm" svg:y="5.318cm">
          <text:p text:style-name="P7"><text:span text:style-name="T5">The randomly generated scenarios </text:span></text:p>
          <text:p text:style-name="P7"><text:span text:style-name="T5">help our models cover a large amount</text:span></text:p>
          <text:p text:style-name="P7"><text:span text:style-name="T5">of available domain space </text:span></text:p>
          <text:p text:style-name="P7"><text:span text:style-name="T5">for each 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08cm" svg:height="0.635cm" svg:x="12.811cm" svg:y="4.81cm">
          <text:p text:style-name="P4"><text:span text:style-name="T1">Worker explains their 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5.08cm" svg:height="1.905cm" svg:x="12.811cm" svg:y="5.318cm">
          <text:list text:style-name="L2">
            <text:list-item>
              <text:p text:style-name="P8"><text:span text:style-name="T5">Mark each feature’s importance</text:span></text:p>
            </text:list-item>
            <text:list-item>
              <text:p text:style-name="P9"><text:span text:style-name="T5">Write at least 2 sentences on </text:span></text:p>
              <text:p text:style-name="P9"><text:span text:style-name="T5">their base preferenc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34cm" svg:height="1.43cm" svg:x="2.501cm" svg:y="1.80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Age</text:span></text:p>
              </table:table-cell>
              <table:table-cell>
                <text:p text:style-name="P11"><text:span text:style-name="T6">5 ~ 5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6">Income level</text:span></text:p>
              </table:table-cell>
              <table:table-cell>
                <text:p text:style-name="P11"><text:span text:style-name="T6">High, Mid, Low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6">Survival Chance</text:span></text:p>
              </table:table-cell>
              <table:table-cell>
                <text:p text:style-name="P11"><text:span text:style-name="T6">20% ~ 60%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9" draw:text-style-name="P13" draw:layer="layout" svg:x1="7.223cm" svg:y1="2.497cm" svg:x2="7.604cm" svg:y2="2.497cm">
          <text:p/>
        </draw:line>
        <draw:line draw:style-name="gr9" draw:text-style-name="P13" draw:layer="layout" svg:x1="12.557cm" svg:y1="2.524cm" svg:x2="12.938cm" svg:y2="2.524cm">
          <text:p/>
        </draw:line>
        <draw:line draw:style-name="gr9" draw:text-style-name="P13" draw:layer="layout" svg:x1="7.223cm" svg:y1="6.207cm" svg:x2="7.604cm" svg:y2="6.207cm">
          <text:p/>
        </draw:line>
        <draw:line draw:style-name="gr9" draw:text-style-name="P13" draw:layer="layout" svg:x1="12.557cm" svg:y1="6.207cm" svg:x2="12.938cm" svg:y2="6.207cm">
          <text:p/>
        </draw:line>
        <draw:connector draw:style-name="gr10" draw:text-style-name="P13" draw:layer="layout" svg:x1="15.351cm" svg:y1="3.54cm" svg:x2="4.683cm" svg:y2="4.81cm" draw:start-shape="id1" draw:start-glue-point="2" draw:end-shape="id2" draw:end-glue-point="0" svg:d="M15351 3540v634h-10668v636" svg:viewBox="0 0 10669 1271">
          <text:p/>
        </draw:connector>
        <draw:frame draw:style-name="standard" draw:layer="layout" svg:width="3.832cm" svg:height="1.705cm" svg:x="7.587cm" svg:y="1.762cm">
          <table:table table:template-name="seetang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4"><text:span text:style-name="T7">Age</text:span></text:p>
              </table:table-cell>
              <table:table-cell>
                <text:p text:style-name="P15"><text:span text:style-name="T7">Income level</text:span></text:p>
              </table:table-cell>
              <table:table-cell table:style-name="ce3">
                <text:p text:style-name="P16"><text:span text:style-name="T7">Survival Chance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8">21</text:span></text:p>
              </table:table-cell>
              <table:table-cell>
                <text:p text:style-name="P18"><text:span text:style-name="T8">High</text:span></text:p>
              </table:table-cell>
              <table:table-cell>
                <text:p text:style-name="P18"><text:span text:style-name="T8">21%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8">43</text:span></text:p>
              </table:table-cell>
              <table:table-cell>
                <text:p text:style-name="P18"><text:span text:style-name="T8">Low</text:span></text:p>
              </table:table-cell>
              <table:table-cell>
                <text:p text:style-name="P18"><text:span text:style-name="T8">35%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8">12</text:span></text:p>
              </table:table-cell>
              <table:table-cell>
                <text:p text:style-name="P18"><text:span text:style-name="T8">Low</text:span></text:p>
              </table:table-cell>
              <table:table-cell>
                <text:p text:style-name="P18"><text:span text:style-name="T8">45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9" draw:layer="layout" svg:width="1.27cm" svg:height="0.962cm" svg:x="11.541cm" svg:y="2.451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8:03:38.652826044</meta:creation-date>
    <dc:date>2021-06-15T20:51:30.522067791</dc:date>
    <meta:editing-duration>PT14M4S</meta:editing-duration>
    <meta:editing-cycles>2</meta:editing-cycles>
    <meta:generator>LibreOffice/6.4.7.2$Linux_X86_64 LibreOffice_project/40$Build-2</meta:generator>
    <meta:document-statistic meta:object-count="20"/>
  </office:meta>
</office:document-meta>
</file>